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5.9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8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0.591cm" svg:height="0.534cm" svg:x="6.072cm" svg:y="1.71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]+[.D3]+[.E3]+[.F3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X-Xср</text:p>
          </table:table-cell>
          <table:table-cell table:formula="of:=[.C2]-[.$C$5]" office:value-type="float" office:value="-3" calcext:value-type="float">
            <text:p>-3</text:p>
          </table:table-cell>
          <table:table-cell table:formula="of:=[.D2]-[.$C$5]" office:value-type="float" office:value="-1" calcext:value-type="float">
            <text:p>-1</text:p>
          </table:table-cell>
          <table:table-cell table:formula="of:=[.E2]-[.$C$5]" office:value-type="float" office:value="2" calcext:value-type="float">
            <text:p>2</text:p>
          </table:table-cell>
          <table:table-cell table:formula="of:=[.F2]-[.$C$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ее</text:p>
          </table:table-cell>
          <table:table-cell/>
          <table:table-cell table:formula="of:=([.C3]*[.C2]+[.D2]*[.D3]+[.E3]*[.E2]+[.F2]*[.F3])/([.C3]+[.D3]+[.E3]+[.F3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реднее абсолютное отклонение</text:p>
          </table:table-cell>
          <table:table-cell office:value-type="string" calcext:value-type="string">
            <text:p>Q</text:p>
          </table:table-cell>
          <table:table-cell table:formula="of:=((ABS([.C2]-[.C5])*[.C3]+ABS([.D2]-[.C5])*[.D3]+ABS([.E2]-[.C5])*[.E3]+ABS([.F2]-[.C5])*[.F3])/([.C3]+[.D3]+[.E3]+[.F3]))"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дисперсия</text:p>
          </table:table-cell>
          <table:table-cell/>
          <table:table-cell table:formula="of:=([.C3]*[.C4]^2+[.D3]*[.D4]^2+[.E3]*[.E4]^2+[.F3]*[.F4]^2)/([.C3]+[.D3]+[.E3]+[.F3])" office:value-type="float" office:value="10.5" calcext:value-type="float">
            <text:p>10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КО</text:p>
          </table:table-cell>
          <table:table-cell/>
          <table:table-cell table:formula="of:=SQRT([.C7])" office:value-type="float" office:value="3.24037034920393" calcext:value-type="float">
            <text:p>3,2403703492039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C8]/[.C5])*100" office:value-type="float" office:value="81.0092587300982" calcext:value-type="float">
            <text:p>81,0092587300982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</table:table>
      <table:table table:name="Лист2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 table:number-rows-repeated="17">
          <table:table-cell table:number-columns-repeated="8"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середина</text:p>
          </table:table-cell>
          <table:table-cell office:value-type="string" calcext:value-type="string">
            <text:p>сер*n</text:p>
          </table:table-cell>
          <table:table-cell office:value-type="string" calcext:value-type="string">
            <text:p>X — среднее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[.C19]-[.B19])/2+[.B19]" office:value-type="float" office:value="3" calcext:value-type="float">
            <text:p>3</text:p>
          </table:table-cell>
          <table:table-cell table:formula="of:=[.D19]*[.E19]" office:value-type="float" office:value="30" calcext:value-type="float">
            <text:p>30</text:p>
          </table:table-cell>
          <table:table-cell table:formula="of:=[.E19]-[.$F$25]" office:value-type="float" office:value="-7.52" calcext:value-type="float">
            <text:p>-7,52</text:p>
          </table:table-cell>
          <table:table-cell table:formula="of:=ABS([.G19])" office:value-type="float" office:value="7.52" calcext:value-type="float">
            <text:p>7,52</text:p>
          </table:table-cell>
        </table:table-row>
        <table:table-row table:style-name="ro1">
          <table:table-cell/>
          <table:table-cell table:formula="of:=[.C19]" office:value-type="float" office:value="5" calcext:value-type="float">
            <text:p>5</text:p>
          </table:table-cell>
          <table:table-cell table:formula="of:=[.B20]+[.C19]-[.B19]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([.C20]-[.B20])/2+[.B20]" office:value-type="float" office:value="7" calcext:value-type="float">
            <text:p>7</text:p>
          </table:table-cell>
          <table:table-cell table:formula="of:=[.D20]*[.E20]" office:value-type="float" office:value="140" calcext:value-type="float">
            <text:p>140</text:p>
          </table:table-cell>
          <table:table-cell table:formula="of:=[.E20]-[.$F$25]" office:value-type="float" office:value="-3.52" calcext:value-type="float">
            <text:p>-3,52</text:p>
          </table:table-cell>
          <table:table-cell table:formula="of:=ABS([.G20])" office:value-type="float" office:value="3.52" calcext:value-type="float">
            <text:p>3,52</text:p>
          </table:table-cell>
        </table:table-row>
        <table:table-row table:style-name="ro1">
          <table:table-cell/>
          <table:table-cell table:formula="of:=[.C20]" office:value-type="float" office:value="9" calcext:value-type="float">
            <text:p>9</text:p>
          </table:table-cell>
          <table:table-cell table:formula="of:=[.B21]+[.C20]-[.B20]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([.C21]-[.B21])/2+[.B21]" office:value-type="float" office:value="11" calcext:value-type="float">
            <text:p>11</text:p>
          </table:table-cell>
          <table:table-cell table:formula="of:=[.D21]*[.E21]" office:value-type="float" office:value="550" calcext:value-type="float">
            <text:p>550</text:p>
          </table:table-cell>
          <table:table-cell table:formula="of:=[.E21]-[.$F$25]" office:value-type="float" office:value="0.48" calcext:value-type="float">
            <text:p>0,48</text:p>
          </table:table-cell>
          <table:table-cell table:formula="of:=ABS([.G21])" office:value-type="float" office:value="0.48" calcext:value-type="float">
            <text:p>0,48</text:p>
          </table:table-cell>
        </table:table-row>
        <table:table-row table:style-name="ro1">
          <table:table-cell/>
          <table:table-cell table:formula="of:=[.C21]" office:value-type="float" office:value="13" calcext:value-type="float">
            <text:p>13</text:p>
          </table:table-cell>
          <table:table-cell table:formula="of:=[.B22]+[.C21]-[.B21]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C22]-[.B22])/2+[.B22]" office:value-type="float" office:value="15" calcext:value-type="float">
            <text:p>15</text:p>
          </table:table-cell>
          <table:table-cell table:formula="of:=[.D22]*[.E22]" office:value-type="float" office:value="180" calcext:value-type="float">
            <text:p>180</text:p>
          </table:table-cell>
          <table:table-cell table:formula="of:=[.E22]-[.$F$25]" office:value-type="float" office:value="4.48" calcext:value-type="float">
            <text:p>4,48</text:p>
          </table:table-cell>
          <table:table-cell table:formula="of:=ABS([.G22])" office:value-type="float" office:value="4.48" calcext:value-type="float">
            <text:p>4,48</text:p>
          </table:table-cell>
        </table:table-row>
        <table:table-row table:style-name="ro1">
          <table:table-cell/>
          <table:table-cell table:formula="of:=[.C22]" office:value-type="float" office:value="17" calcext:value-type="float">
            <text:p>17</text:p>
          </table:table-cell>
          <table:table-cell table:formula="of:=[.B23]+[.C22]-[.B22]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([.C23]-[.B23])/2+[.B23]" office:value-type="float" office:value="19" calcext:value-type="float">
            <text:p>19</text:p>
          </table:table-cell>
          <table:table-cell table:formula="of:=[.D23]*[.E23]" office:value-type="float" office:value="152" calcext:value-type="float">
            <text:p>152</text:p>
          </table:table-cell>
          <table:table-cell table:formula="of:=[.E23]-[.$F$25]" office:value-type="float" office:value="8.48" calcext:value-type="float">
            <text:p>8,48</text:p>
          </table:table-cell>
          <table:table-cell table:formula="of:=ABS([.G23])" office:value-type="float" office:value="8.48" calcext:value-type="float">
            <text:p>8,48</text:p>
          </table:table-cell>
        </table:table-row>
        <table:table-row table:style-name="ro1">
          <table:table-cell table:number-columns-repeated="3"/>
          <table:table-cell table:formula="of:=SUM([.D19:.D23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среднее</text:p>
          </table:table-cell>
          <table:table-cell table:formula="of:=SUM([.F19:.F23])/SUM([.D19:.D23])" office:value-type="float" office:value="10.52" calcext:value-type="float">
            <text:p>10,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дисперсия</text:p>
          </table:table-cell>
          <table:table-cell table:formula="of:=([.D19]*[.G19]^2+[.D20]*[.G20]^2+[.D21]*[.G21]^2+[.D22]*[.G22]^2+[.D23]*[.G23]^2)/[.D24]" office:value-type="float" office:value="16.4096" calcext:value-type="float">
            <text:p>16,4096</text:p>
          </table:table-cell>
          <table:table-cell table:formula="of:=([.D19]*[.E19]^2+[.D20]*[.E20]^2+[.D21]*[.E21]^2+[.D22]*[.E22]^2+[.D23]*[.E23]^2)/[.D24]-[.F25]^2" office:value-type="float" office:value="16.4096" calcext:value-type="float">
            <text:p>16,409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СКО</text:p>
          </table:table-cell>
          <table:table-cell table:formula="of:=SQRT([.F26])" office:value-type="float" office:value="4.05087644837509" calcext:value-type="float">
            <text:p>4,050876448375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Q</text:p>
          </table:table-cell>
          <table:table-cell table:formula="of:=([.H19]*[.D19]+[.H20]*[.D20]+[.H21]*[.D21]+[.H22]*[.D22]+[.H23]*[.D23])/[.D24]" office:value-type="float" office:value="2.912" calcext:value-type="float">
            <text:p>2,9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коэф вариации</text:p>
          </table:table-cell>
          <table:table-cell office:value-type="string" calcext:value-type="string">
            <text:p>V</text:p>
          </table:table-cell>
          <table:table-cell table:formula="of:=([.F27]/[.F25])*100" office:value-type="float" office:value="38.506430117634" calcext:value-type="float">
            <text:p>38,506430117634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мода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медиана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</table:table>
      <table:table table:name="Лист3" table:style-name="ta1">
        <table:shapes>
          <draw:frame draw:z-index="0" draw:style-name="gr2" draw:text-style-name="P1" svg:width="16.018cm" svg:height="9.001cm" svg:x="2.29cm" svg:y="4.607cm">
            <draw:object draw:notify-on-update-of-ranges="Лист3.E4:Лист3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x*n</text:p>
          </table:table-cell>
          <table:table-cell office:value-type="string" calcext:value-type="string">
            <text:p>X — среднее</text:p>
          </table:table-cell>
          <table:table-cell office:value-type="string" calcext:value-type="string">
            <text:p>мода?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4]/[.$C$9]"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&lt;=0</text:p>
          </table:table-cell>
          <table:table-cell table:formula="of:=[.B4]*[.C4]" office:value-type="float" office:value="0" calcext:value-type="float">
            <text:p>0</text:p>
          </table:table-cell>
          <table:table-cell table:formula="of:=[.B4]-[.$K$12]" office:value-type="float" office:value="-1.72" calcext:value-type="float">
            <text:p>-1,72</text:p>
          </table:table-cell>
          <table:table-cell table:formula="of:=IF(MAX([.$C$4:.$C$8])=[.C4];1;0)" office:value-type="float" office:value="0" calcext:value-type="float">
            <text:p>0</text:p>
          </table:table-cell>
          <table:table-cell table:formula="of:=ABS([.H4])*[.C4]" office:value-type="float" office:value="10.32" calcext:value-type="float">
            <text:p>10,3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5]/[.$C$9]" office:value-type="float" office:value="0.28" calcext:value-type="float">
            <text:p>0,28</text:p>
          </table:table-cell>
          <table:table-cell table:formula="of:=[.D4]" office:value-type="float" office:value="0.24" calcext:value-type="float">
            <text:p>0,24</text:p>
          </table:table-cell>
          <table:table-cell office:value-type="string" calcext:value-type="string">
            <text:p>0&lt;x&lt;=1</text:p>
          </table:table-cell>
          <table:table-cell table:formula="of:=[.B5]*[.C5]" office:value-type="float" office:value="7" calcext:value-type="float">
            <text:p>7</text:p>
          </table:table-cell>
          <table:table-cell table:formula="of:=[.B5]-[.$K$12]" office:value-type="float" office:value="-0.72" calcext:value-type="float">
            <text:p>-0,72</text:p>
          </table:table-cell>
          <table:table-cell table:formula="of:=IF(MAX([.$C$4:.$C$8])=[.C5];1;0)" office:value-type="float" office:value="1" calcext:value-type="float">
            <text:p>1</text:p>
          </table:table-cell>
          <table:table-cell table:formula="of:=ABS([.H5])*[.C5]" office:value-type="float" office:value="5.04" calcext:value-type="float">
            <text:p>5,0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6]/[.$C$9]" office:value-type="float" office:value="0.12" calcext:value-type="float">
            <text:p>0,12</text:p>
          </table:table-cell>
          <table:table-cell table:formula="of:=[.D5]+[.E5]" office:value-type="float" office:value="0.52" calcext:value-type="float">
            <text:p>0,52</text:p>
          </table:table-cell>
          <table:table-cell office:value-type="string" calcext:value-type="string">
            <text:p>1&lt;x&lt;=2</text:p>
          </table:table-cell>
          <table:table-cell table:formula="of:=[.B6]*[.C6]" office:value-type="float" office:value="6" calcext:value-type="float">
            <text:p>6</text:p>
          </table:table-cell>
          <table:table-cell table:formula="of:=[.B6]-[.$K$12]" office:value-type="float" office:value="0.28" calcext:value-type="float">
            <text:p>0,28</text:p>
          </table:table-cell>
          <table:table-cell table:formula="of:=IF(MAX([.$C$4:.$C$8])=[.C6];1;0)" office:value-type="float" office:value="0" calcext:value-type="float">
            <text:p>0</text:p>
          </table:table-cell>
          <table:table-cell table:formula="of:=ABS([.H6])*[.C6]" office:value-type="float" office:value="0.84" calcext:value-type="float">
            <text:p>0,8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7]/[.$C$9]" office:value-type="float" office:value="0.24" calcext:value-type="float">
            <text:p>0,24</text:p>
          </table:table-cell>
          <table:table-cell table:formula="of:=[.D6]+[.E6]" office:value-type="float" office:value="0.64" calcext:value-type="float">
            <text:p>0,64</text:p>
          </table:table-cell>
          <table:table-cell office:value-type="string" calcext:value-type="string">
            <text:p>2&lt;x&lt;=3</text:p>
          </table:table-cell>
          <table:table-cell table:formula="of:=[.B7]*[.C7]" office:value-type="float" office:value="18" calcext:value-type="float">
            <text:p>18</text:p>
          </table:table-cell>
          <table:table-cell table:formula="of:=[.B7]-[.$K$12]" office:value-type="float" office:value="1.28" calcext:value-type="float">
            <text:p>1,28</text:p>
          </table:table-cell>
          <table:table-cell table:formula="of:=IF(MAX([.$C$4:.$C$8])=[.C7];1;0)" office:value-type="float" office:value="0" calcext:value-type="float">
            <text:p>0</text:p>
          </table:table-cell>
          <table:table-cell table:formula="of:=ABS([.H7])*[.C7]" office:value-type="float" office:value="7.68" calcext:value-type="float">
            <text:p>7,6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8]/[.$C$9]" office:value-type="float" office:value="0.12" calcext:value-type="float">
            <text:p>0,12</text:p>
          </table:table-cell>
          <table:table-cell table:formula="of:=[.D7]+[.E7]" office:value-type="float" office:value="0.88" calcext:value-type="float">
            <text:p>0,88</text:p>
          </table:table-cell>
          <table:table-cell office:value-type="string" calcext:value-type="string">
            <text:p>3&lt;x&lt;=4</text:p>
          </table:table-cell>
          <table:table-cell table:formula="of:=[.B8]*[.C8]" office:value-type="float" office:value="12" calcext:value-type="float">
            <text:p>12</text:p>
          </table:table-cell>
          <table:table-cell table:formula="of:=[.B8]-[.$K$12]" office:value-type="float" office:value="2.28" calcext:value-type="float">
            <text:p>2,28</text:p>
          </table:table-cell>
          <table:table-cell table:formula="of:=IF(MAX([.$C$4:.$C$8])=[.C8];1;0)" office:value-type="float" office:value="0" calcext:value-type="float">
            <text:p>0</text:p>
          </table:table-cell>
          <table:table-cell table:formula="of:=ABS([.H8])*[.C8]" office:value-type="float" office:value="6.84" calcext:value-type="float">
            <text:p>6,84</text:p>
          </table:table-cell>
          <table:table-cell/>
        </table:table-row>
        <table:table-row table:style-name="ro1">
          <table:table-cell table:number-columns-repeated="2"/>
          <table:table-cell table:formula="of:=SUM([.C4:.C8])" office:value-type="float" office:value="25" calcext:value-type="float">
            <text:p>25</text:p>
          </table:table-cell>
          <table:table-cell/>
          <table:table-cell table:formula="of:=[.D8]+[.E8]" office:value-type="float" office:value="1" calcext:value-type="float">
            <text:p>1</text:p>
          </table:table-cell>
          <table:table-cell office:value-type="string" calcext:value-type="string">
            <text:p>x&gt;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среднее</text:p>
          </table:table-cell>
          <table:table-cell table:formula="of:=SUM([.G4:.G8])/[.C9]" office:value-type="float" office:value="1.72" calcext:value-type="float">
            <text:p>1,7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Дисперсия</text:p>
          </table:table-cell>
          <table:table-cell table:formula="of:=([.C4]*[.H4]^2+[.C5]*[.H5]^2+[.C6]*[.H6]^2+[.C7]*[.H7]^2+[.C8]*[.H8]^2)/[.C9]" office:value-type="float" office:value="1.8816" calcext:value-type="float">
            <text:p>1,88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СКО</text:p>
          </table:table-cell>
          <table:table-cell table:formula="of:=SQRT([.K13])" office:value-type="float" office:value="1.37171425595858" calcext:value-type="float">
            <text:p>1,3717142559585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медиана</text:p>
          </table:table-cell>
          <table:table-cell table:formula="of:=[.B6]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мода</text:p>
          </table:table-cell>
          <table:table-cell table:formula="of:=[.B5]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САО</text:p>
          </table:table-cell>
          <table:table-cell table:formula="of:=SUM([.J4:.J8])/[.C9]" office:value-type="float" office:value="1.2288" calcext:value-type="float">
            <text:p>1,22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V</text:p>
          </table:table-cell>
          <table:table-cell table:formula="of:=([.K14]/[.K12])*100" office:value-type="float" office:value="79.7508288348011" calcext:value-type="float">
            <text:p>79,750828834801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Эксцесс</text:p>
          </table:table-cell>
          <table:table-cell office:value-type="string" calcext:value-type="string">
            <text:p>?</text:p>
          </table:table-cell>
        </table:table-row>
      </table:table>
      <table:table table:name="Лист4" table:style-name="ta1">
        <table:shapes>
          <draw:frame draw:z-index="0" draw:style-name="gr2" draw:text-style-name="P1" svg:width="15.999cm" svg:height="8.999cm" svg:x="6.722cm" svg:y="7.384cm">
            <draw:object draw:notify-on-update-of-ranges="Лист4.E9:Лист4.E16 Лист4.I9:Лист4.I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n</text:p>
          </table:table-cell>
          <table:table-cell table:formula="of:=[.B1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x</text:p>
          </table:table-cell>
          <table:table-cell table:formula="of:=[.B60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разброс</text:p>
          </table:table-cell>
          <table:table-cell table:formula="of:=[.E2]-[.E1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интервалов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</text:p>
          </table:table-cell>
          <table:table-cell table:formula="of:=[.E4]/[.E5]" office:value-type="float" office:value="1.83333333333333" calcext:value-type="float">
            <text:p>1,8333333333333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clude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накопленная частота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1]" office:value-type="float" office:value="4" calcext:value-type="float">
            <text:p>4</text:p>
          </table:table-cell>
          <table:table-cell table:formula="of:=[.D9]+[.$E$6]" office:value-type="float" office:value="5.83333333333333" calcext:value-type="float">
            <text:p>5,83333333333333</text:p>
          </table:table-cell>
          <table:table-cell table:formula="of:=COUNT([.B1:.B5])" office:value-type="float" office:value="5" calcext:value-type="float">
            <text:p>5</text:p>
          </table:table-cell>
          <table:table-cell table:formula="of:=[.F9]/[.$H$14]" office:value-type="float" office:value="0.0833333333333333" calcext:value-type="float">
            <text:p>0,0833333333333333</text:p>
          </table:table-cell>
          <table:table-cell table:formula="of:=[.F9]" office:value-type="float" office:value="5" calcext:value-type="float">
            <text:p>5</text:p>
          </table:table-cell>
          <table:table-cell table:formula="of:=[.G9]" office:value-type="float" office:value="0.0833333333333333" calcext:value-type="float">
            <text:p>0,08333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9]" office:value-type="float" office:value="5.83333333333333" calcext:value-type="float">
            <text:p>5,83333333333333</text:p>
          </table:table-cell>
          <table:table-cell table:formula="of:=[.D10]+[.$E$6]" office:value-type="float" office:value="7.66666666666667" calcext:value-type="float">
            <text:p>7,66666666666667</text:p>
          </table:table-cell>
          <table:table-cell table:formula="of:=COUNT([.B6:.B22])" office:value-type="float" office:value="17" calcext:value-type="float">
            <text:p>17</text:p>
          </table:table-cell>
          <table:table-cell table:formula="of:=[.F10]/[.$H$14]" office:value-type="float" office:value="0.283333333333333" calcext:value-type="float">
            <text:p>0,283333333333333</text:p>
          </table:table-cell>
          <table:table-cell table:formula="of:=[.F10]+[.H9]" office:value-type="float" office:value="22" calcext:value-type="float">
            <text:p>22</text:p>
          </table:table-cell>
          <table:table-cell table:formula="of:=[.G10]+[.I9]" office:value-type="float" office:value="0.366666666666667" calcext:value-type="float">
            <text:p>0,36666666666666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formula="of:=[.E10]" office:value-type="float" office:value="7.66666666666667" calcext:value-type="float">
            <text:p>7,66666666666667</text:p>
          </table:table-cell>
          <table:table-cell table:formula="of:=[.D11]+[.$E$6]" office:value-type="float" office:value="9.5" calcext:value-type="float">
            <text:p>9,5</text:p>
          </table:table-cell>
          <table:table-cell table:formula="of:=COUNT([.B23:.B37])" office:value-type="float" office:value="15" calcext:value-type="float">
            <text:p>15</text:p>
          </table:table-cell>
          <table:table-cell table:formula="of:=[.F11]/[.$H$14]" office:value-type="float" office:value="0.25" calcext:value-type="float">
            <text:p>0,25</text:p>
          </table:table-cell>
          <table:table-cell table:formula="of:=[.F11]+[.H10]" office:value-type="float" office:value="37" calcext:value-type="float">
            <text:p>37</text:p>
          </table:table-cell>
          <table:table-cell table:formula="of:=[.G11]+[.I10]" office:value-type="float" office:value="0.616666666666667" calcext:value-type="float">
            <text:p>0,61666666666666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formula="of:=[.E11]" office:value-type="float" office:value="9.5" calcext:value-type="float">
            <text:p>9,5</text:p>
          </table:table-cell>
          <table:table-cell table:formula="of:=[.D12]+[.$E$6]" office:value-type="float" office:value="11.3333333333333" calcext:value-type="float">
            <text:p>11,3333333333333</text:p>
          </table:table-cell>
          <table:table-cell table:formula="of:=COUNT([.B38:.B53])" office:value-type="float" office:value="16" calcext:value-type="float">
            <text:p>16</text:p>
          </table:table-cell>
          <table:table-cell table:formula="of:=[.F12]/[.$H$14]" office:value-type="float" office:value="0.266666666666667" calcext:value-type="float">
            <text:p>0,266666666666667</text:p>
          </table:table-cell>
          <table:table-cell table:formula="of:=[.F12]+[.H11]" office:value-type="float" office:value="53" calcext:value-type="float">
            <text:p>53</text:p>
          </table:table-cell>
          <table:table-cell table:formula="of:=[.G12]+[.I11]" office:value-type="float" office:value="0.883333333333333" calcext:value-type="float">
            <text:p>0,88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E12]" office:value-type="float" office:value="11.3333333333333" calcext:value-type="float">
            <text:p>11,3333333333333</text:p>
          </table:table-cell>
          <table:table-cell table:formula="of:=[.D13]+[.$E$6]" office:value-type="float" office:value="13.1666666666667" calcext:value-type="float">
            <text:p>13,1666666666667</text:p>
          </table:table-cell>
          <table:table-cell table:formula="of:=COUNT([.B54:.B57])" office:value-type="float" office:value="4" calcext:value-type="float">
            <text:p>4</text:p>
          </table:table-cell>
          <table:table-cell table:formula="of:=[.F13]/[.$H$14]" office:value-type="float" office:value="0.0666666666666667" calcext:value-type="float">
            <text:p>0,0666666666666667</text:p>
          </table:table-cell>
          <table:table-cell table:formula="of:=[.F13]+[.H12]" office:value-type="float" office:value="57" calcext:value-type="float">
            <text:p>57</text:p>
          </table:table-cell>
          <table:table-cell table:formula="of:=[.G13]+[.I12]" office:value-type="float" office:value="0.95" calcext:value-type="float">
            <text:p>0,9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formula="of:=[.E13]" office:value-type="float" office:value="13.1666666666667" calcext:value-type="float">
            <text:p>13,1666666666667</text:p>
          </table:table-cell>
          <table:table-cell table:formula="of:=[.D14]+[.$E$6]" office:value-type="float" office:value="15" calcext:value-type="float">
            <text:p>15</text:p>
          </table:table-cell>
          <table:table-cell table:formula="of:=COUNT([.B58:.B60])" office:value-type="float" office:value="3" calcext:value-type="float">
            <text:p>3</text:p>
          </table:table-cell>
          <table:table-cell table:formula="of:=[.F14]/[.$H$14]" office:value-type="float" office:value="0.05" calcext:value-type="float">
            <text:p>0,05</text:p>
          </table:table-cell>
          <table:table-cell table:formula="of:=[.F14]+[.H13]" office:value-type="float" office:value="60" calcext:value-type="float">
            <text:p>60</text:p>
          </table:table-cell>
          <table:table-cell table:formula="of:=[.G14]+[.I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</table:table>
      <table:named-expressions/>
      <table:database-ranges>
        <table:database-range table:name="__Anonymous_Sheet_DB__3" table:target-range-address="Лист4.B1:Лист4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0:07:34.525136381</meta:creation-date>
    <meta:generator>LibreOffice/7.3.7.2$Linux_X86_64 LibreOffice_project/30$Build-2</meta:generator>
    <dc:date>2024-02-24T13:53:54.051596448</dc:date>
    <meta:editing-duration>PT34M44S</meta:editing-duration>
    <meta:editing-cycles>4</meta:editing-cycles>
    <meta:document-statistic meta:table-count="4" meta:cell-count="332" meta:object-count="3"/>
  </office:meta>
</office:document-meta>
</file>

<file path=Object 1/content.xml><?xml version="1.0" encoding="utf-8"?>
<math xmlns="http://www.w3.org/1998/Math/MathML" display="block">
  <semantics>
    <mover accent="true">
      <msub>
        <mi>x</mi>
        <mi>p</mi>
      </msub>
      <mo stretchy="false">¯</mo>
    </mover>
    <annotation encoding="StarMath 5.0">bar x_p</annotation>
  </semantics>
</math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end"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plot-area chart:style-name="ch2" table:cell-range-address="Лист3.E4:Лист3.E9" svg:x="0.32cm" svg:y="0.18cm" svg:width="15.379cm" svg:height="8.642cm">
          <chart:coordinate-region svg:x="1.047cm" svg:y="0.38cm" svg:width="14.559cm" svg:height="7.795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3.E4:Лист3.E9" chart:class="chart:line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3.E4:Лист3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Лист4.E9:Лист4.E16 Лист4.I9:Лист4.I16" svg:x="0.319cm" svg:y="0.18cm" svg:width="15.865cm" svg:height="8.639cm">
          <chart:coordinate-region svg:x="1.046cm" svg:y="0.38cm" svg:width="14.951cm" svg:height="7.792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4.I9:Лист4.I16" chart:class="chart:scatter">
            <chart:domain table:cell-range-address="Лист4.E9:Лист4.E1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83333333333333">
                <text:p>5.83333333333333</text:p>
                <draw:g>
                  <svg:desc>Лист4.E9:Лист4.E16</svg:desc>
                </draw:g>
              </table:table-cell>
              <table:table-cell office:value-type="float" office:value="0.0833333333333333">
                <text:p>0.0833333333333333</text:p>
                <draw:g>
                  <svg:desc>Лист4.I9:Лист4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">
                <text:p>9.5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